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237cm" svg:height="5.239cm" svg:x="13.573cm" svg:y="14.176cm">
          <text:p text:style-name="P1">Bob</text:p>
          <draw:enhanced-geometry svg:viewBox="0 0 88 21600" draw:glue-points="44 ?f6 44 0 0 10800 44 21600 88 10800" draw:text-areas="0 ?f6 88 ?f3" draw:type="can" draw:modifiers="5021.674101285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2" draw:layer="layout" svg:width="4.237cm" svg:height="5.239cm" svg:x="8.489cm" svg:y="5.445cm">
          <text:p text:style-name="P1">Project</text:p>
          <text:p text:style-name="P1">Manager</text:p>
          <draw:enhanced-geometry svg:viewBox="0 0 88 21600" draw:glue-points="44 ?f6 44 0 0 10800 44 21600 88 10800" draw:text-areas="0 ?f6 88 ?f3" draw:type="can" draw:modifiers="5021.674101285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id="id3" draw:layer="layout" svg:width="4.236cm" svg:height="5.239cm" svg:x="3.405cm" svg:y="14.176cm">
          <text:p text:style-name="P1">Alice</text:p>
          <draw:enhanced-geometry svg:viewBox="0 0 88 21600" draw:glue-points="44 ?f6 44 0 0 10800 44 21600 88 10800" draw:text-areas="0 ?f6 88 ?f3" draw:type="can" draw:modifiers="5021.674101285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2" draw:layer="layout" svg:x1="15.691cm" svg:y1="14.176cm" svg:x2="10.607cm" svg:y2="10.684cm" draw:start-shape="id1" draw:start-glue-point="5" draw:end-shape="id2" draw:end-glue-point="7" svg:d="m15691 14176v-1746h-5084v-1746">
          <text:p text:style-name="P3"/>
        </draw:connector>
        <draw:connector draw:style-name="gr2" draw:text-style-name="P2" draw:layer="layout" svg:x1="5.522cm" svg:y1="14.176cm" svg:x2="10.607cm" svg:y2="10.684cm" draw:start-shape="id3" draw:start-glue-point="5" draw:end-shape="id2" draw:end-glue-point="7" svg:d="m5522 14176v-1746h5085v-1746">
          <text:p text:style-name="P3"/>
        </draw:connector>
        <draw:connector draw:style-name="gr2" draw:text-style-name="P2" draw:layer="layout" svg:x1="8.489cm" svg:y1="8.064cm" svg:x2="3.405cm" svg:y2="16.795cm" draw:start-shape="id2" draw:start-glue-point="6" draw:end-shape="id3" draw:end-glue-point="6" svg:d="m8489 8064h-5584v8731h500">
          <text:p text:style-name="P3"/>
        </draw:connector>
        <draw:connector draw:style-name="gr2" draw:text-style-name="P2" draw:layer="layout" svg:x1="12.726cm" svg:y1="8.064cm" svg:x2="17.81cm" svg:y2="16.795cm" draw:start-shape="id2" draw:start-glue-point="8" draw:end-shape="id1" draw:end-glue-point="8" svg:d="m12726 8064h5584v8731h-500">
          <text:p text:style-name="P3"/>
        </draw:connector>
        <draw:frame draw:style-name="gr3" draw:layer="layout" svg:width="4.117cm" svg:height="1.017cm" svg:x="8.62cm" svg:y="12.683cm">
          <draw:text-box>
            <text:p text:style-name="P3">Pull changes</text:p>
          </draw:text-box>
        </draw:frame>
        <draw:frame draw:style-name="gr3" draw:layer="layout" svg:width="4.117cm" svg:height="1.017cm" svg:x="3.233cm" svg:y="8.62cm">
          <draw:text-box>
            <text:p text:style-name="P3">Pull changes</text:p>
          </draw:text-box>
        </draw:frame>
        <draw:frame draw:style-name="gr3" draw:layer="layout" svg:width="4.117cm" svg:height="1.017cm" svg:x="13.7cm" svg:y="8.62cm">
          <draw:text-box>
            <text:p text:style-name="P3">Pull chang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ekka Kaitaniemi</meta:initial-creator>
    <meta:creation-date>2009-03-05T23:09:06</meta:creation-date>
    <dc:date>2009-03-06T10:35:25</dc:date>
    <meta:editing-cycles>3</meta:editing-cycles>
    <meta:editing-duration>PT2M4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